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eb843" style:font-weight-asian="normal" style:font-weight-complex="normal"/>
    </style:style>
    <style:style style:name="T6" style:family="text">
      <style:text-properties fo:font-weight="normal" officeooo:rsid="00225a85" style:font-weight-asian="normal" style:font-weight-complex="normal"/>
    </style:style>
    <style:style style:name="T7" style:family="text">
      <style:text-properties fo:font-weight="normal" officeooo:rsid="0023cfa0" style:font-weight-asian="normal" style:font-weight-complex="normal"/>
    </style:style>
    <style:style style:name="T8" style:family="text">
      <style:text-properties fo:font-weight="normal" officeooo:rsid="00264554" style:font-weight-asian="normal" style:font-weight-complex="normal"/>
    </style:style>
    <style:style style:name="T9" style:family="text">
      <style:text-properties fo:font-weight="normal" officeooo:rsid="002ca78d" style:font-weight-asian="normal" style:font-weight-complex="normal"/>
    </style:style>
    <style:style style:name="T10" style:family="text">
      <style:text-properties fo:font-weight="normal" officeooo:rsid="0032810f" style:font-weight-asian="normal" style:font-weight-complex="normal"/>
    </style:style>
    <style:style style:name="T11" style:family="text">
      <style:text-properties fo:font-weight="normal" officeooo:rsid="003487a2" style:font-weight-asian="normal" style:font-weight-complex="normal"/>
    </style:style>
    <style:style style:name="T12" style:family="text">
      <style:text-properties fo:font-weight="normal" officeooo:rsid="00379750" style:font-weight-asian="normal" style:font-weight-complex="normal"/>
    </style:style>
    <style:style style:name="T13" style:family="text">
      <style:text-properties fo:font-weight="normal" officeooo:rsid="003f54f8" style:font-weight-asian="normal" style:font-weight-complex="normal"/>
    </style:style>
    <style:style style:name="T14" style:family="text">
      <style:text-properties fo:font-weight="normal" officeooo:rsid="00500f95" style:font-weight-asian="normal" style:font-weight-complex="normal"/>
    </style:style>
    <style:style style:name="T15" style:family="text">
      <style:text-properties fo:font-weight="normal" officeooo:rsid="00543d1b" style:font-weight-asian="normal" style:font-weight-complex="normal"/>
    </style:style>
    <style:style style:name="T16" style:family="text">
      <style:text-properties fo:font-weight="normal" officeooo:rsid="005cfa87" style:font-weight-asian="normal" style:font-weight-complex="normal"/>
    </style:style>
    <style:style style:name="T17" style:family="text">
      <style:text-properties fo:font-weight="normal" officeooo:rsid="005f0592" style:font-weight-asian="normal" style:font-weight-complex="normal"/>
    </style:style>
    <style:style style:name="T18" style:family="text">
      <style:text-properties fo:font-weight="normal" officeooo:rsid="00627e50" style:font-weight-asian="normal" style:font-weight-complex="normal"/>
    </style:style>
    <style:style style:name="T19" style:family="text">
      <style:text-properties fo:font-weight="normal" officeooo:rsid="0067ab33" style:font-weight-asian="normal" style:font-weight-complex="normal"/>
    </style:style>
    <style:style style:name="T20" style:family="text">
      <style:text-properties fo:font-weight="normal" officeooo:rsid="006c4f9f" style:font-weight-asian="normal" style:font-weight-complex="normal"/>
    </style:style>
    <style:style style:name="T21" style:family="text">
      <style:text-properties fo:font-weight="normal" officeooo:rsid="006e05d0" style:font-weight-asian="normal" style:font-weight-complex="normal"/>
    </style:style>
    <style:style style:name="T22" style:family="text">
      <style:text-properties fo:font-weight="normal" officeooo:rsid="0071db86" style:font-weight-asian="normal" style:font-weight-complex="normal"/>
    </style:style>
    <style:style style:name="T23" style:family="text">
      <style:text-properties fo:font-weight="normal" officeooo:rsid="007425c0" style:font-weight-asian="normal" style:font-weight-complex="normal"/>
    </style:style>
    <style:style style:name="T24" style:family="text">
      <style:text-properties fo:font-weight="normal" officeooo:rsid="007c0031" style:font-weight-asian="normal" style:font-weight-complex="normal"/>
    </style:style>
    <style:style style:name="T25" style:family="text">
      <style:text-properties fo:font-weight="normal" officeooo:rsid="007d3e76" style:font-weight-asian="normal" style:font-weight-complex="normal"/>
    </style:style>
    <style:style style:name="T26" style:family="text">
      <style:text-properties fo:font-weight="normal" officeooo:rsid="00860ca8" style:font-weight-asian="normal" style:font-weight-complex="normal"/>
    </style:style>
    <style:style style:name="T27" style:family="text">
      <style:text-properties fo:font-weight="normal" officeooo:rsid="008abcca" style:font-weight-asian="normal" style:font-weight-complex="normal"/>
    </style:style>
    <style:style style:name="T28" style:family="text">
      <style:text-properties fo:font-weight="normal" officeooo:rsid="008dd37b" style:font-weight-asian="normal" style:font-weight-complex="normal"/>
    </style:style>
    <style:style style:name="T29" style:family="text">
      <style:text-properties fo:font-weight="normal" officeooo:rsid="0091dfac" style:font-weight-asian="normal" style:font-weight-complex="normal"/>
    </style:style>
    <style:style style:name="T30" style:family="text">
      <style:text-properties fo:font-weight="normal" officeooo:rsid="00957bb4" style:font-weight-asian="normal" style:font-weight-complex="normal"/>
    </style:style>
    <style:style style:name="T31" style:family="text">
      <style:text-properties fo:font-weight="normal" officeooo:rsid="009a1671" style:font-weight-asian="normal" style:font-weight-complex="normal"/>
    </style:style>
    <style:style style:name="T32" style:family="text">
      <style:text-properties fo:font-weight="normal" officeooo:rsid="009e0c52" style:font-weight-asian="normal" style:font-weight-complex="normal"/>
    </style:style>
    <style:style style:name="T33" style:family="text">
      <style:text-properties fo:font-weight="normal" officeooo:rsid="009ec488" style:font-weight-asian="normal" style:font-weight-complex="normal"/>
    </style:style>
    <style:style style:name="T34" style:family="text">
      <style:text-properties fo:font-weight="normal" officeooo:rsid="00a0faf4" style:font-weight-asian="normal" style:font-weight-complex="normal"/>
    </style:style>
    <style:style style:name="T35" style:family="text">
      <style:text-properties fo:font-weight="normal" officeooo:rsid="00a611f9" style:font-weight-asian="normal" style:font-weight-complex="normal"/>
    </style:style>
    <style:style style:name="T36" style:family="text">
      <style:text-properties fo:font-weight="normal" officeooo:rsid="00a7de14" style:font-weight-asian="normal" style:font-weight-complex="normal"/>
    </style:style>
    <style:style style:name="T37" style:family="text">
      <style:text-properties fo:font-weight="normal" officeooo:rsid="00aa6f3c" style:font-weight-asian="normal" style:font-weight-complex="normal"/>
    </style:style>
    <style:style style:name="T38" style:family="text">
      <style:text-properties fo:font-weight="normal" officeooo:rsid="00add6e2" style:font-weight-asian="normal" style:font-weight-complex="normal"/>
    </style:style>
    <style:style style:name="T39" style:family="text">
      <style:text-properties fo:font-weight="normal" officeooo:rsid="00b3f07f" style:font-weight-asian="normal" style:font-weight-complex="normal"/>
    </style:style>
    <style:style style:name="T40" style:family="text">
      <style:text-properties fo:font-weight="normal" officeooo:rsid="00b572f5" style:font-weight-asian="normal" style:font-weight-complex="normal"/>
    </style:style>
    <style:style style:name="T41" style:family="text">
      <style:text-properties fo:font-weight="normal" officeooo:rsid="00b5c8f7" style:font-weight-asian="normal" style:font-weight-complex="normal"/>
    </style:style>
    <style:style style:name="T42" style:family="text">
      <style:text-properties fo:font-weight="normal" officeooo:rsid="00b62846" style:font-weight-asian="normal" style:font-weight-complex="normal"/>
    </style:style>
    <style:style style:name="T43" style:family="text">
      <style:text-properties fo:font-weight="normal" officeooo:rsid="00ba5d83" style:font-weight-asian="normal" style:font-weight-complex="normal"/>
    </style:style>
    <style:style style:name="T44" style:family="text">
      <style:text-properties fo:font-weight="normal" officeooo:rsid="00be538d" style:font-weight-asian="normal" style:font-weight-complex="normal"/>
    </style:style>
    <style:style style:name="T45" style:family="text">
      <style:text-properties fo:font-weight="normal" officeooo:rsid="00bf61da" style:font-weight-asian="normal" style:font-weight-complex="normal"/>
    </style:style>
    <style:style style:name="T46" style:family="text">
      <style:text-properties fo:font-weight="normal" officeooo:rsid="00c273e5" style:font-weight-asian="normal" style:font-weight-complex="normal"/>
    </style:style>
    <style:style style:name="T47" style:family="text">
      <style:text-properties fo:font-weight="normal" officeooo:rsid="00c56630" style:font-weight-asian="normal" style:font-weight-complex="normal"/>
    </style:style>
    <style:style style:name="T48" style:family="text">
      <style:text-properties fo:font-weight="normal" officeooo:rsid="00c7e723" style:font-weight-asian="normal" style:font-weight-complex="normal"/>
    </style:style>
    <style:style style:name="T49" style:family="text">
      <style:text-properties fo:font-weight="normal" officeooo:rsid="00c8b38d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officeooo:rsid="0089527f"/>
    </style:style>
    <style:style style:name="T52" style:family="text">
      <style:text-properties officeooo:rsid="009ec488"/>
    </style:style>
    <style:style style:name="T53" style:family="text">
      <style:text-properties officeooo:rsid="00be538d"/>
    </style:style>
    <style:style style:name="T54" style:family="text">
      <style:text-properties officeooo:rsid="00c8b3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5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6">jënomp</text:span><text:span text:style-name="T1"> </text:span><text:span text:style-name="T7">përj</text:span> <text:span text:style-name="T1">aldi;</text:span> <text:span text:style-name="T1">Di-es</text:span> <text:span text:style-name="T51">y</text:span><text:span text:style-name="T1">urb</text:span><text:span text:style-name="T8">z</text:span> <text:span text:style-name="T1">obole</text:span> <text:span text:style-name="T1">ji</text:span> <text:span text:style-name="T1">rësam;</text:span> <text:span text:style-name="T9">K</text:span><text:span text:style-name="T1">asarm</text:span> <text:span text:style-name="T1">ohorela</text:span> <text:span text:style-name="T1">taba</text:span> <text:span text:style-name="T1">Pĩr;</text:span> <text:span text:style-name="T1">Di-es</text:span> <text:span text:style-name="T1">zonren</text:span><text:span text:style-name="T10">j</text:span> <text:span text:style-name="T11">k</text:span><text:span text:style-name="T1">ab</text:span> <text:span text:style-name="T1">erm</text:span> <text:span text:style-name="T12">yadna</text:span><text:span text:style-name="T1">.</text:span> <text:span text:style-name="T1">Pila</text:span> <text:span text:style-name="T1">farzëm</text:span> <text:span text:style-name="T1">znurza</text:span> <text:span text:style-name="T1">adna gono</text:span> <text:span text:style-name="T13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50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A</text:span><text:span text:style-name="T14">j</text:span><text:span text:style-name="T1">t</text:span> <text:span text:style-name="T1">upã</text:span> <text:span text:style-name="T1">zong</text:span> <text:span text:style-name="T1">om</text:span> <text:span text:style-name="T1">fa</text:span><text:span text:style-name="T15">-</text:span><text:span text:style-name="T1">a</text:span><text:span text:style-name="T15">-</text:span><text:span text:style-name="T1">ip</text:span> <text:span text:style-name="T1">sald</text:span>, <text:span text:style-name="T1">viu</text:span> <text:span text:style-name="T1">El?</text:span> <text:span text:style-name="T1">Sobam</text:span> <text:span text:style-name="T1">yalpërj</text:span> <text:span text:style-name="T1">izazaz</text:span> <text:span text:style-name="T1">piad</text:span><text:span text:style-name="T16">f</text:span><text:span text:style-name="T1">;</text:span> <text:span text:style-name="T17">K</text:span><text:span text:style-name="T1">asarma abramj</text:span> <text:span text:style-name="T1">ta</text:span> <text:span text:style-name="T1">talho</text:span> <text:span text:style-name="T1">para</text:span><text:span text:style-name="T18">k</text:span><text:span text:style-name="T1">leda</text:span>, <text:span text:style-name="T1">kwa</text:span> <text:span text:style-name="T1">ta</text:span> <text:span text:style-name="T1">lorselkwa</text:span> <text:span text:style-name="T1">turb</text:span><text:span text:style-name="T19">z</text:span> <text:span text:style-name="T1">õ-ge</text:span> <text:span text:style-name="T1">balto.</text:span> <text:span text:style-name="T21">Jivi</text:span> <text:span text:style-name="T1">kis</text:span> <text:span text:style-name="T1">lu</text:span><text:span text:style-name="T22">z</text:span><text:span text:style-name="T1">d</text:span> <text:span text:style-name="T1">orri</text:span>, <text:span text:style-name="T1">od</text:span> <text:span text:style-name="T1">mi</text:span><text:span text:style-name="T23">k</text:span><text:span text:style-name="T1">alp</text:span> <text:span text:style-name="T1">kis</text:span> <text:span text:style-name="T1">bia</text:span> <text:span text:style-name="T1">ozongon;</text:span> <text:span text:style-name="T1">lap</text:span> <text:span text:style-name="T1">noan</text:span> <text:span text:style-name="T1">trof</text:span> <text:span text:style-name="T1">kors</text:span> <text:span text:style-name="T1">ta</text:span> <text:span text:style-name="T1">je</text:span>, <text:span text:style-name="T1">o</text:span><text:span text:style-name="T24">k</text:span> <text:span text:style-name="T1">manin</text:span> <text:span text:style-name="T25">Y</text:span><text:span text:style-name="T1">aidon.</text:span> <text:span text:style-name="T1">Torzu</text:span>, <text:span text:style-name="T1">gohe</text:span> <text:span text:style-name="T1">El;</text:span> <text:span text:style-name="T1">zakar</text:span>, <text:span text:style-name="T1">ka</text:span>, <text:span text:style-name="T1">s</text:span> <text:span text:style-name="T1">no</text:span><text:span text:style-name="T26">kw</text:span><text:span text:style-name="T1">od;</text:span> <text:span text:style-name="T1">zamran</text:span> <text:span text:style-name="T1">mikalzo</text:span>, <text:span text:style-name="T1">od</text:span> <text:span text:style-name="T1">ozazëm</text:span> <text:span text:style-name="T27">y</text:span><text:span text:style-name="T1">urelp;</text:span> <text:span text:style-name="T1">lap</text:span> <text:span text:style-name="T1">zir</text:span> <text:span text:style-name="T1">I</text:span><text:span text:style-name="T28">-</text:span><text:span text:style-name="T1">o</text:span><text:span text:style-name="T28">-y</text:span><text:span text:style-name="T1">ad.</text:span></text:p>
      <text:p text:style-name="P1"/>
      <text:p text:style-name="P1"><text:span text:style-name="T1">Mikma</text:span>, <text:span text:style-name="T1">goho</text:span> <text:span text:style-name="T1">Piad</text:span>, <text:span text:style-name="T1">zir</text:span> <text:span text:style-name="T29">komsel</text:span> <text:span text:style-name="T1">a</text:span> <text:span text:style-name="T1">zĩn</text:span> <text:span text:style-name="T1">bia</text:span><text:span text:style-name="T30">b</text:span> <text:span text:style-name="T1">os</text:span> <text:span text:style-name="T1">londo.</text:span> <text:span text:style-name="T1">Norz</text:span> <text:span text:style-name="T1">kis</text:span> <text:span text:style-name="T1">othil</text:span> <text:span text:style-name="T31">jijipa</text:span>, <text:span text:style-name="T1">und</text:span><text:span text:style-name="T31">ë</text:span><text:span text:style-name="T1">l</text:span> <text:span text:style-name="T1">kis</text:span> <text:span text:style-name="T1">ta</text:span> <text:span text:style-name="T1">puim</text:span>, <text:span text:style-name="T1">kwa</text:span> <text:span text:style-name="T1">mosple</text:span> <text:span text:style-name="T1">telok</text:span>, <text:span text:style-name="T1">kwĩn</text:span> <text:span text:style-name="T1">toltor</text:span><text:span text:style-name="T32">j</text:span> <text:span text:style-name="T33">k</text:span><text:span text:style-name="T1">is</text:span><text:span text:style-name="T52"> </text:span><text:span text:style-name="T1">i</text:span> <text:span text:style-name="T1">kis</text:span> <text:span text:style-name="T1">je</text:span>, <text:span text:style-name="T34">e</text:span><text:span text:style-name="T1">m ozin,</text:span> <text:span text:style-name="T1">di-es</text:span> <text:span text:style-name="T1">ti</text:span> <text:span text:style-name="T1">bër</text:span><text:span text:style-name="T35">j</text:span><text:span text:style-name="T1">da</text:span> <text:span text:style-name="T1">od</text:span> <text:span text:style-name="T1">torzul.</text:span> <text:span text:style-name="T1">I</text:span> <text:span text:style-name="T1">li</text:span> <text:span text:style-name="T1">eol</text:span> <text:span text:style-name="T1">balzar</text:span><text:span text:style-name="T36">j</text:span>, <text:span text:style-name="T1">od</text:span> <text:span text:style-name="T1">ãla</text:span> <text:span text:style-name="T1">thiln</text:span> <text:span text:style-name="T1">os</text:span> <text:span text:style-name="T1">netab</text:span>, <text:span text:style-name="T1">dluga</text:span> <text:span text:style-name="T1">vomsar</text:span><text:span text:style-name="T37">j</text:span> <text:span text:style-name="T1">lonsa </text:span><text:span text:style-name="T38">k</text:span><text:span text:style-name="T1">apmiali</text:span> <text:span text:style-name="T1">vorz</text:span> <text:span text:style-name="T1">cla</text:span>, <text:span text:style-name="T1">homil</text:span> <text:span text:style-name="T1">kokazb</text:span> <text:span text:style-name="T1">fafen</text:span> <text:span text:style-name="T1">izizop</text:span> <text:span text:style-name="T1">od</text:span> <text:span text:style-name="T39">mĩnõj</text:span> <text:span text:style-name="T1">d</text:span><text:span text:style-name="T39">i</text:span> <text:span text:style-name="T1">ji</text:span> <text:span text:style-name="T1">netab</text:span>, <text:span text:style-name="T1">vaun</text:span> <text:span text:style-name="T1">nana</text:span><text:span text:style-name="T40">i-</text:span><text:span text:style-name="T1">el</text:span>, <text:span text:style-name="T1">panp</text:span><text:span text:style-name="T41">ë</text:span><text:span text:style-name="T1">r</text:span> <text:span text:style-name="T1">malpër</text:span><text:span text:style-name="T42">j</text:span><text:span text:style-name="T1">i</text:span> <text:span text:style-name="T1">kaozj</text:span> <text:span text:style-name="T1">pild.</text:span> <text:span text:style-name="T1">Noan</text:span> <text:span text:style-name="T1">unalã</text:span> <text:span text:style-name="T1">balt</text:span> <text:span text:style-name="T1">od</text:span> <text:span text:style-name="T1">vau-an.</text:span> <text:span text:style-name="T1">Do</text:span><text:span text:style-name="T43">-</text:span><text:span text:style-name="T1">o</text:span><text:span text:style-name="T43">-y</text:span><text:span text:style-name="T1">ap</text:span> <text:span text:style-name="T1">Mad</text:span>, <text:span text:style-name="T1">goholor</text:span>, <text:span text:style-name="T1">gohus</text:span>, <text:span text:style-name="T1">amiran.</text:span> <text:span text:style-name="T1">Mikma</text:span> <text:span text:style-name="T44">y</text:span><text:span text:style-name="T1">ehusoz </text:span><text:span text:style-name="T45">kakakom</text:span>, <text:span text:style-name="T1">od</text:span> <text:span text:style-name="T1">do-o-a</text:span><text:span text:style-name="T46">-</text:span><text:span text:style-name="T1">in</text:span> <text:span text:style-name="T1">noar</text:span> <text:span text:style-name="T1">mikalz</text:span> <text:span text:style-name="T1">ã-i</text:span> <text:span text:style-name="T1">om;</text:span> <text:span text:style-name="T1">Kasarmj</text:span> <text:span text:style-name="T1">gohia:</text:span> <text:span text:style-name="T1">Zakar</text:span>, <text:s/><text:span text:style-name="T1">unigla</text:span><text:span text:style-name="T47">j</text:span>, <text:span text:style-name="T1">od</text:span> <text:span text:style-name="T1">imvamar</text:span> <text:span text:style-name="T1">pugo</text:span> <text:span text:style-name="T1">plapli anana</text:span><text:span text:style-name="T48">-</text:span><text:span text:style-name="T1">el</text:span> <text:span text:style-name="T49">kwãn</text:span><text:span text:style-name="T1">.</text:span></text:p>
      <text:p text:style-name="P1"/>
      <text:p text:style-name="P1"><text:span text:style-name="T1">Othil</text:span> lasdi babage, <text:span text:style-name="T1">od</text:span> dorpha, gohol<text:span text:style-name="T1">:</text:span> <text:span text:style-name="T1">ji</text:span> <text:span text:style-name="T1">kis</text:span> <text:span text:style-name="T1">je</text:span> avavago cormp pd, <text:span text:style-name="T1">di-es</text:span> <text:span text:style-name="T1">sonf</text:span> <text:span text:style-name="T1">viu</text:span> diu<text:span text:style-name="T1">?</text:span> Casarmi oali mapm, <text:span text:style-name="T1">sobam</text:span> ag cormpo crp <text:span text:style-name="T1">el</text:span>, <text:span text:style-name="T1">kasarmj</text:span> croodzi <text:span text:style-name="T1">kis</text:span> <text:span text:style-name="T1">od</text:span> ugeg<text:span text:style-name="T1">;</text:span> <text:span text:style-name="T1">di-es</text:span> <text:span text:style-name="T1">ti</text:span>, capimali, <text:span text:style-name="T1">kis</text:span> capimaon<text:span text:style-name="T1">;</text:span> <text:span text:style-name="T1">od</text:span> lonshin <text:span text:style-name="T1">kis</text:span> <text:span text:style-name="T1">ta</text:span> lo <text:span text:style-name="T1">cla.</text:span> Torgu, nor quasahi, <text:span text:style-name="T1">od</text:span> f caosga<text:span text:style-name="T1">;</text:span> bagle <text:span text:style-name="T1">zir</text:span> enay <text:span text:style-name="T1">yad</text:span>, <text:span text:style-name="T1">di-es</text:span> <text:span text:style-name="T1">i</text:span> <text:span text:style-name="T1">od</text:span> apila<text:span text:style-name="T1">.</text:span> Dooaip Qaal, <text:span text:style-name="T1">zakar</text:span>, <text:span text:style-name="T1">od</text:span> <text:span text:style-name="T1">zamran</text:span> obelisong, rest el aaf nor molap<text:span text:style-name="T1">.</text:span></text:p>
      <text:p text:style-name="P1"/>
      <text:p text:style-name="P1">Sapah zimii d diu, <text:span text:style-name="T1">od</text:span> noas <text:span text:style-name="T1">ta</text:span> quanis Adroch, dorphal <text:span text:style-name="T1">kaozj</text:span>, <text:span text:style-name="T1">od</text:span> faonts piripsol <text:span text:style-name="T1">ta</text:span> blior<text:span text:style-name="T1">;</text:span> <text:span text:style-name="T1">kasarm</text:span> amipzi naz arth af, <text:span text:style-name="T1">od</text:span> dlugar ziziop zlida caosgi tol torgi<text:span text:style-name="T1">;</text:span> <text:span text:style-name="T1">od</text:span> z <text:span text:style-name="T1">kis</text:span> esiasch <text:span text:style-name="T1">el</text:span> <text:span text:style-name="T1">ta</text:span> <text:span text:style-name="T1">viu</text:span>, <text:span text:style-name="T1">od</text:span> iaod thild, <text:span text:style-name="T1">di-es</text:span> hubar peoal, <text:span text:style-name="T1">soba</text:span> cormfa <text:span text:style-name="T1">kis</text:span> <text:span text:style-name="T1">ta</text:span> la, uls <text:span text:style-name="T1">od</text:span> <text:span text:style-name="T1">kwa</text:span> <text:span text:style-name="T1">kokazb.</text:span> <text:span text:style-name="T1">Ka</text:span> niis <text:span text:style-name="T1">od</text:span> darbs qaas<text:span text:style-name="T1">;</text:span> f etharzi <text:span text:style-name="T1">od</text:span> bliora<text:span text:style-name="T1">;</text:span> iaial ednas cicles, bagle <text:span text:style-name="T1">je</text:span> <text:span text:style-name="T1">yad</text:span> <text:span text:style-name="T1">El.</text:span></text:p>
      <text:p text:style-name="P1"/>
      <text:p text:style-name="P1">Gar s diu em, <text:span text:style-name="T1">mikalzo</text:span> pilzin<text:span text:style-name="T1">;</text:span> <text:span text:style-name="T1">sobam</text:span> el harg mir babalon <text:span text:style-name="T1">od</text:span> obloc samvelg, dlugar <text:span text:style-name="T1">malpërj</text:span> ar caosgi, <text:span text:style-name="T1">od</text:span> acam canal<text:span text:style-name="T1">;</text:span> sobol zar f bliard caosgi, <text:span text:style-name="T1">od</text:span> <text:span text:style-name="T1">kis</text:span> <text:span text:style-name="T1">a</text:span> netab <text:span text:style-name="T1">od</text:span> miam <text:span text:style-name="T1">ta</text:span> <text:span text:style-name="T1">viu</text:span> <text:span text:style-name="T1">od</text:span> d<text:span text:style-name="T1">.</text:span> Darsar solpeth bien<text:span text:style-name="T1">;</text:span> brita <text:span text:style-name="T1">od</text:span> zacam <text:span text:style-name="T1">ji</text:span> <text:span text:style-name="T1">mikalzo</text:span> sobha ath trian luiahe <text:span text:style-name="T1">od</text:span> ecrin <text:span text:style-name="T1">Mad</text:span> qaaon<text:span text:style-name="T1">.</text:span></text:p>
      <text:p text:style-name="P1"/>
      <text:p text:style-name="P1">Raas <text:span text:style-name="T1">i</text:span> salman paradiz, oecrimi aao ialpirgah, <text:span text:style-name="T1">kwĩn</text:span> Enay butmon, <text:span text:style-name="T1">od</text:span> <text:span text:style-name="T1">i</text:span> noas ni paradial, <text:span text:style-name="T1">kasarmj</text:span> ugear chirlan<text:span text:style-name="T1">;</text:span> <text:span text:style-name="T1">od</text:span> zonac luciftian, <text:span text:style-name="T1">kors</text:span> <text:span text:style-name="T1">ta</text:span> vaul zirn tol hami<text:span text:style-name="T1">;</text:span> <text:span text:style-name="T1">soba</text:span> <text:span text:style-name="T1">londo</text:span> <text:span text:style-name="T1">od</text:span> miam <text:span text:style-name="T1">kis</text:span> <text:span text:style-name="T1">ta</text:span> d <text:span text:style-name="T1">od</text:span> es, umadea <text:span text:style-name="T1">od</text:span> pi bliar, <text:span text:style-name="T1">othil</text:span> rit <text:span text:style-name="T1">od</text:span> miam<text:span text:style-name="T1">.</text:span> <text:span text:style-name="T1">S</text:span> noquol rit, <text:span text:style-name="T1">zakar</text:span>, <text:span text:style-name="T1">zamran</text:span>, oecrimi Qadah<text:span text:style-name="T1">;</text:span> <text:span text:style-name="T1">od</text:span> omicaolz <text:span text:style-name="T1">ã-i</text:span> <text:span text:style-name="T1">om;</text:span> bagle papnor <text:span text:style-name="T1">i</text:span> dlugam lonshi, <text:span text:style-name="T1">od</text:span> umplif ugegi bigliad<text:span text:style-name="T1">.</text:span></text:p>
      <text:p text:style-name="P1"/>
      <text:p text:style-name="P1">Bazm, elo, <text:span text:style-name="T1">i</text:span> <text:span text:style-name="T1">ta</text:span> piripson oln naz avabh ox, <text:span text:style-name="T1">kasarmj</text:span> uran <text:span text:style-name="T1">kis</text:span> ugeg<text:span text:style-name="T1">;</text:span> <text:span text:style-name="T1">di-es</text:span> abramig baltoha, <text:span text:style-name="T1">goho</text:span> <text:span text:style-name="T1">yad;</text:span> <text:span text:style-name="T1">soba</text:span> mian trian <text:span text:style-name="T1">ta</text:span> lolcis abai vovin, <text:span text:style-name="T1">od</text:span> aziagiar rior<text:span text:style-name="T1">.</text:span> Irgil <text:span text:style-name="T1">kis</text:span> da <text:span text:style-name="T1">di-es</text:span> paaox busd caosgo, <text:span text:style-name="T1">di-es</text:span> <text:span text:style-name="T1">kis</text:span>, <text:span text:style-name="T1">od</text:span> ip uran teloah cacrg oi salman loncho, <text:span text:style-name="T1">od</text:span> vovina carbaf<text:span text:style-name="T1">!</text:span> Niiso, bagle avavago gohon<text:span text:style-name="T1">;</text:span> niiso, bagle momao siaion, <text:span text:style-name="T1">od</text:span> mabza Iado <text:span text:style-name="T1">i</text:span>, as, momar, poilp<text:span text:style-name="T1">.</text:span> Niis, <text:span text:style-name="T1">zamran</text:span> ciaofi caosgo, <text:span text:style-name="T1">od</text:span> bliors, <text:span text:style-name="T1">od</text:span> <text:span text:style-name="T1">kors</text:span> <text:span text:style-name="T1">i</text:span> <text:span text:style-name="T1">ta</text:span> abramig<text:span text:style-name="T1">.</text:span></text:p>
      <text:p text:style-name="P1"/>
      <text:p text:style-name="P1"><text:span text:style-name="T1">Mikalz</text:span> bransg prgel, napta ialpor <text:span text:style-name="T1">(di-es</text:span> brin efafafe p <text:span text:style-name="T1">vonfo</text:span> olani <text:span text:style-name="T1">od</text:span> obza, sobca <text:span text:style-name="T1">upã</text:span> <text:span text:style-name="T1">kis</text:span> tatan, <text:span text:style-name="T1">od</text:span> tranan balye<text:span text:style-name="T1">)</text:span> alar lusda sobol, <text:span text:style-name="T1">od</text:span> <text:span text:style-name="T1">kis</text:span> holk <text:span text:style-name="T1">s</text:span> noquodi cial<text:span text:style-name="T1">.</text:span> Unal aldon mom caosgo <text:span text:style-name="T1">ta</text:span> las ollor gnay limlal<text:span text:style-name="T1">.</text:span> Amma chiis <text:span text:style-name="T1">soba</text:span> madrid z <text:span text:style-name="T1">kis!</text:span> Ooanoan <text:span text:style-name="T1">kis</text:span> aviny drilpi caosgin, <text:span text:style-name="T1">od</text:span> butmoni parm zumvi cnila<text:span text:style-name="T1">:</text:span> daziz ethamz <text:span text:style-name="T1">a</text:span> childao, <text:span text:style-name="T1">od</text:span> mirc ozol chi pidiai collal<text:span text:style-name="T1">.</text:span> Ulcinin <text:span text:style-name="T1">a</text:span> <text:span text:style-name="T1">sobam</text:span> ucim, bagle <text:span text:style-name="T1">yad</text:span> <text:span text:style-name="T20">B</text:span><text:span text:style-name="T1">alto</text:span> chirlan par<text:span text:style-name="T1">.</text:span> Niiso <text:span text:style-name="T1">(od</text:span> ip ofafafe<text:span text:style-name="T1">)!</text:span> Bagle <text:span text:style-name="T1">a</text:span> <text:span text:style-name="T1">kokazb</text:span> <text:span text:style-name="T1">i</text:span> <text:span text:style-name="T1">kors</text:span> <text:span text:style-name="T1">ka</text:span> unig blior<text:span text:style-name="T1">.</text:span></text:p>
      <text:p text:style-name="P1"/>
      <text:p text:style-name="P1"><text:soft-page-break/>Coraxo <text:span text:style-name="T1">kis</text:span> cormp <text:span text:style-name="T1">od</text:span> blans lucal aziazior paeb, <text:span text:style-name="T1">soba</text:span> lilonon <text:span text:style-name="T1">kis</text:span> virq op eophan <text:span text:style-name="T1">od</text:span> raclir maasi bagle caosgi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ip, larag <text:span text:style-name="T1">om</text:span> dronln matorb <text:span text:style-name="T1">kokazb.</text:span> Emna <text:span text:style-name="T1">el</text:span> patralx yolci matb, nomig monons olora gnay angelard<text:span text:style-name="T1">.</text:span> Ohio Ohio Ohio Ohio Ohio Ohio, noib, Ohio caosgon, bagle madrid <text:span text:style-name="T1">i</text:span>, zirop, chiso drilpa<text:span text:style-name="T1">.</text:span> Niiso <text:span text:style-name="T1">-</text:span> crip ip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Niiso<text:span text:style-name="T1">!</text:span> salman <text:span text:style-name="T1">telok;</text:span> casarman holk, <text:span text:style-name="T1">od</text:span> <text:span text:style-name="T1">ti</text:span> <text:span text:style-name="T1">i</text:span> <text:span text:style-name="T1">ta</text:span> z <text:span text:style-name="T1">kis</text:span> <text:span text:style-name="T1">soba</text:span> cormf <text:span text:style-name="T1">i</text:span> ga<text:span text:style-name="T1">.</text:span> Niisa<text:span text:style-name="T1">!</text:span> Bagle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babage, <text:span text:style-name="T1">od</text:span> <text:span text:style-name="T1">kis</text:span> ob, hubaio tibibp allar atraah, <text:span text:style-name="T1">od</text:span> ef<text:span text:style-name="T1">!</text:span> Drix <text:span text:style-name="T1">fafen</text:span> mian, ar Enay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lonshi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tol ham caosgo homin<text:span text:style-name="T1">;</text:span> <text:span text:style-name="T1">di-es</text:span> brin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caosgi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salman <text:span text:style-name="T1">balt</text:span>, <text:span text:style-name="T1">di-es</text:span> acroodzi busd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d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bliors, <text:span text:style-name="T1">di-es</text:span> <text:span text:style-name="T1">odo</text:span> busdir Oiad ovoars caosgo<text:span text:style-name="T1">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caosgo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iaod bliorb, <text:span text:style-name="T1">Soba</text:span> ooaona <text:span text:style-name="T1">kis</text:span> luciftias peripsol<text:span text:style-name="T1">;</text:span> <text:span text:style-name="T1">Di-es</text:span> abraasa noncf netaaib caosgi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caosga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ag toltorn mirc <text:span text:style-name="T1">kwa</text:span> tiobl lel<text:span text:style-name="T1">.</text:span> Ton paombd, dilzmo aspian<text:span text:style-name="T1">;</text:span> <text:span text:style-name="T1">od</text:span> christeos ag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Bagle<text:span text:style-name="T1">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pi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ar tabas<text:span text:style-name="T1">;</text:span> adrpan <text:span text:style-name="T1">kors</text:span> <text:span text:style-name="T1">ta</text:span> dobix<text:span text:style-name="T1">;</text:span> yolcam priazi ar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5.2$Linux_X86_64 LibreOffice_project/20$Build-2</meta:generator>
    <dc:date>2019-08-05T21:56:16.744615062</dc:date>
    <meta:editing-duration>PT3H29M23S</meta:editing-duration>
    <meta:editing-cycles>156</meta:editing-cycles>
    <meta:document-statistic meta:table-count="0" meta:image-count="0" meta:object-count="0" meta:page-count="11" meta:paragraph-count="48" meta:word-count="6625" meta:character-count="40255" meta:non-whitespace-character-count="33677"/>
  </office:meta>
</office:document-meta>
</file>